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y is it important to have good structural hierarchy?</text:p>
      <text:p text:style-name="Text_20_body">The most important aspect of creating a structural hierarchy is the proper use of heading elements. Heading elements are numbered as <text:span text:style-name="Source_20_Text">h1</text:span>, <text:span text:style-name="Source_20_Text">h2</text:span>, <text:span text:style-name="Source_20_Text">h3</text:span>, and so on. These numbers represent the heading level for that element.</text:p>
      <text:p text:style-name="Text_20_body">Much like a text document, you do not want to use heading levels in the incorrect order. Your <text:span text:style-name="Source_20_Text">h1</text:span> element is your top-level heading. You will rarely have more than one of these on a page, and it should typically come before all of your content.</text:p>
      <text:p text:style-name="Text_20_body">Your <text:span text:style-name="Source_20_Text">h2</text:span> element is your subheading. It should always come after your <text:span text:style-name="Source_20_Text">h1</text:span> and might come after some introductory text. Unlike an <text:span text:style-name="Source_20_Text">h1</text:span> element, you can have multiple <text:span text:style-name="Source_20_Text">h2</text:span> elements on your page. You'll often do this to delineate different sections of content.</text:p>
      <text:p text:style-name="Text_20_body">Following the pattern, your <text:span text:style-name="Source_20_Text">h3</text:span> element should always come after an <text:span text:style-name="Source_20_Text">h2</text:span> element. That is, you should never skip directly from <text:span text:style-name="Source_20_Text">h1</text:span> to <text:span text:style-name="Source_20_Text">h3</text:span>. You can, however, have multiple heading elements at the same level. For example, this code is correct:</text:p>
      <text:p text:style-name="Preformatted_20_Text"><text:span text:style-name="Source_20_Text">&lt;div&gt;</text:span></text:p>
      <text:p text:style-name="Preformatted_20_Text"><text:span text:style-name="Source_20_Text"><text:s text:c="2"/>&lt;section&gt;</text:span></text:p>
      <text:p text:style-name="Preformatted_20_Text"><text:span text:style-name="Source_20_Text"><text:s text:c="4"/>&lt;h1&gt;freeCodeCamp&lt;/h1&gt;</text:span></text:p>
      <text:p text:style-name="Preformatted_20_Text"><text:span text:style-name="Source_20_Text"><text:s text:c="4"/>&lt;h2&gt;Learn Front-End Development&lt;/h2&gt;</text:span></text:p>
      <text:p text:style-name="Preformatted_20_Text"><text:span text:style-name="Source_20_Text"><text:s text:c="4"/>&lt;h2&gt;Learn Back-End Development&lt;/h2&gt;</text:span></text:p>
      <text:p text:style-name="Preformatted_20_Text"><text:span text:style-name="Source_20_Text"><text:s text:c="2"/>&lt;/section&gt;</text:span></text:p>
      <text:p text:style-name="P1"><text:span text:style-name="Source_20_Text">&lt;/div&gt;</text:span></text:p>
      <text:p text:style-name="Text_20_body">But this code would not be correct, because <text:span text:style-name="Source_20_Text">h3</text:span> comes before <text:span text:style-name="Source_20_Text">h2</text:span>:</text:p>
      <text:p text:style-name="Preformatted_20_Text"><text:span text:style-name="Source_20_Text">&lt;div&gt;</text:span></text:p>
      <text:p text:style-name="Preformatted_20_Text"><text:span text:style-name="Source_20_Text"><text:s text:c="2"/>&lt;section&gt;</text:span></text:p>
      <text:p text:style-name="Preformatted_20_Text"><text:span text:style-name="Source_20_Text"><text:s text:c="4"/>&lt;h1&gt;freeCodeCamp&lt;/h1&gt;</text:span></text:p>
      <text:p text:style-name="Preformatted_20_Text"><text:span text:style-name="Source_20_Text"><text:s text:c="4"/>&lt;h3&gt;Learn Front-End Development&lt;/h3&gt;</text:span></text:p>
      <text:p text:style-name="Preformatted_20_Text"><text:span text:style-name="Source_20_Text"><text:s text:c="4"/>&lt;h2&gt;Learn Back-End Development&lt;/h2&gt;</text:span></text:p>
      <text:p text:style-name="Preformatted_20_Text"><text:span text:style-name="Source_20_Text"><text:s text:c="2"/>&lt;/section&gt;</text:span></text:p>
      <text:p text:style-name="P1"><text:span text:style-name="Source_20_Text">&lt;/div&gt;</text:span></text:p>
      <text:p text:style-name="Text_20_body">It may be tempting to use a specific heading element because of its styling, such as <text:span text:style-name="Source_20_Text">h1</text:span> for large text:</text:p>
      <text:p text:style-name="Preformatted_20_Text"><text:span text:style-name="Source_20_Text">&lt;article&gt;</text:span></text:p>
      <text:p text:style-name="Preformatted_20_Text"><text:span text:style-name="Source_20_Text"><text:s text:c="2"/>&lt;p&gt;</text:span></text:p>
      <text:p text:style-name="Preformatted_20_Text"><text:span text:style-name="Source_20_Text"><text:s text:c="4"/>Here is some</text:span></text:p>
      <text:p text:style-name="Preformatted_20_Text"><text:span text:style-name="Source_20_Text"><text:s text:c="4"/>&lt;h1&gt;Large Text&lt;/h1&gt;</text:span></text:p>
      <text:p text:style-name="Preformatted_20_Text"><text:span text:style-name="Source_20_Text"><text:s text:c="2"/>&lt;/p&gt;</text:span></text:p>
      <text:p text:style-name="P1"><text:span text:style-name="Source_20_Text">&lt;/article&gt;</text:span></text:p>
      <text:p text:style-name="Text_20_body">Instead, you should choose the appropriate element for your document structure and use CSS to achieve the styling you'd like.</text:p>
      <text:p text:style-name="Text_20_body">Using the right hierarchy is important for accessibility. Assistive technologies, like screen readers, rely on the structure of a web page to determine how to pause and announce that web page to the user. Using an <text:span text:style-name="Source_20_Text">h3</text:span> element after an <text:span text:style-name="Source_20_Text">h1</text:span> might cause a screen reader user to believe they have accidentally skipped over important content, due to the lack of an <text:span text:style-name="Source_20_Text">h2</text:span> element.</text:p>
      <text:p text:style-name="Text_20_body"><text:soft-page-break/>Proper structure is also important for SEO. Search engines use automation to pause the content of your web page and determine when and where it should show up in results. If your structure is malformed, search engines may not be able to rank you very well in the relevant search results.</text:p>
      <text:p text:style-name="Text_20_body">Finally, depending on how incorrect your structure is, your HTML may not even be technically valid. When this happens, the web browser has to effectively guess what you meant to do. And what it guesses might not even be what you want at all.</text:p>
      <text:p text:style-name="Text_20_body">As you have learned today, there are many reasons to use the proper structural hierarchy for your page. Keep this in mind as you build new project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7T14:24:36.266000000</meta:creation-date>
    <dc:date>2025-03-17T14:25:19.636000000</dc:date>
    <meta:editing-duration>PT44S</meta:editing-duration>
    <meta:editing-cycles>1</meta:editing-cycles>
    <meta:document-statistic meta:table-count="0" meta:image-count="0" meta:object-count="0" meta:page-count="2" meta:paragraph-count="32" meta:word-count="444" meta:character-count="2680" meta:non-whitespace-character-count="2224"/>
    <meta:generator>LibreOffice/7.3.4.2$Windows_X86_64 LibreOffice_project/728fec16bd5f605073805c3c9e7c4212a0120dc5</meta:generator>
  </office:meta>
</office:document-meta>
</file>